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37cm"/>
    </style:style>
    <style:style style:name="gr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25cm" fo:min-width="3.2cm"/>
    </style:style>
    <style:style style:name="gr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1.6cm"/>
    </style:style>
    <style:style style:name="gr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85cm" fo:min-width="1.4cm"/>
    </style:style>
    <style:style style:name="gr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95cm" fo:min-width="5.4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2.2cm"/>
    </style:style>
    <style:style style:name="gr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5.7cm"/>
    </style:style>
    <style:style style:name="gr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3.1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7.2cm"/>
    </style:style>
    <style:style style:name="gr1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5cm" fo:min-width="2.6cm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75cm" fo:min-width="7.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4.888cm" fo:min-width="1.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5.627cm" fo:min-width="1.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4.557cm" fo:min-width="1.1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svg:stroke-color="#000000" draw:fill="solid" draw:fill-color="#000000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center"/>
      <style:text-properties fo:color="#000000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1cm" svg:height="1.187cm" svg:x="-9.3cm" svg:y="27.6cm">
          <draw:text-box>
            <text:p/>
          </draw:text-box>
        </draw:frame>
        <draw:custom-shape draw:style-name="gr2" draw:text-style-name="P2" xml:id="id2" draw:id="id2" draw:layer="layout" svg:width="3.7cm" svg:height="1.5cm" svg:x="17.6cm" svg:y="6.1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1cm" svg:height="1.3cm" svg:x="3.8cm" svg:y="17.9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9cm" svg:height="1.1cm" svg:x="18.2cm" svg:y="27.2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cm" svg:height="1.2cm" svg:x="11.3cm" svg:y="32.7cm">
          <text:p text:style-name="P1"><text:span text:style-name="T1">Fruit extends 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7cm" svg:height="1.3cm" svg:x="5.1cm" svg:y="6.1cm">
          <text:p text:style-name="P1"><text:span text:style-name="T1">G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cm" svg:height="1.3cm" svg:x="22.4cm" svg:y="32.8cm">
          <text:p text:style-name="P1"><text:span text:style-name="T1">Bomb extends Ite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6cm" svg:height="1.3cm" svg:x="34.9cm" svg:y="6.2cm">
          <text:p text:style-name="P1"><text:span text:style-name="T1">Highs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7cm" svg:height="1.3cm" svg:x="32.2cm" svg:y="18.5cm">
          <text:p text:style-name="P1"><text:span text:style-name="T1">JpanelBG extends JPa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3.1cm" svg:height="1.3cm" svg:x="2.8cm" svg:y="26.3cm">
          <text:p text:style-name="P1"><text:span text:style-name="T1">Kin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8.3cm" svg:height="1cm" svg:x="31.9cm" svg:y="24.6cm">
          <text:p text:style-name="P1"><text:span text:style-name="T1">Universe extends JPanelB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cm" svg:height="5.138cm" draw:transform="rotate (-0.64978608051749) translate (18.007cm 27.956cm)">
          <text:p/>
          <draw:enhanced-geometry svg:viewBox="0 0 21600 21600" draw:text-areas="?f0 ?f7 ?f2 21600" draw:type="up-arrow" draw:modifiers="3637.73039392844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.6cm" svg:height="5.877cm" draw:transform="rotate (0.742113997947989) translate (19.066cm 28.976cm)">
          <text:p/>
          <draw:enhanced-geometry svg:viewBox="0 0 21600 21600" draw:text-areas="?f0 ?f7 ?f2 21600" draw:type="up-arrow" draw:modifiers="3637.73039392844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.6cm" svg:height="5.877cm" draw:transform="rotate (0.742113997947989) translate (19.066cm 28.976cm)">
          <text:p/>
          <draw:enhanced-geometry svg:viewBox="0 0 21600 21600" draw:text-areas="?f0 ?f7 ?f2 21600" draw:type="up-arrow" draw:modifiers="3637.73039392844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.6cm" svg:height="4.807cm" draw:transform="rotate (0.0272271363311115) translate (35.24cm 19.82cm)">
          <text:p/>
          <draw:enhanced-geometry svg:viewBox="0 0 21600 21600" draw:text-areas="?f0 ?f7 ?f2 21600" draw:type="up-arrow" draw:modifiers="5633.610648918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5" draw:text-style-name="P3" draw:layer="layout" draw:line-skew="-0.2cm" svg:x1="7.8cm" svg:y1="6.75cm" svg:x2="17.6cm" svg:y2="6.85cm" draw:start-shape="id1" draw:start-glue-point="1" draw:end-shape="id2" svg:d="M7800 6750h4700v100h5100" svg:viewBox="0 0 9801 101">
          <text:p text:style-name="P3">1 enthält &gt;1</text:p>
          <text:p text:style-name="P3"/>
        </draw:connector>
        <draw:connector draw:style-name="gr15" draw:text-style-name="P3" draw:layer="layout" svg:x1="19.45cm" svg:y1="7.6cm" svg:x2="4.85cm" svg:y2="17.9cm" draw:start-shape="id2" draw:start-glue-point="2" draw:end-shape="id3" draw:end-glue-point="0" svg:d="M19450 7600v5150h-14600v5150" svg:viewBox="0 0 14601 10301">
          <text:p text:style-name="P3">1 enthält &gt;1</text:p>
          <text:p text:style-name="P3"/>
        </draw:connector>
        <draw:connector draw:style-name="gr15" draw:text-style-name="P3" draw:layer="layout" svg:x1="17.6cm" svg:y1="6.85cm" svg:x2="5.9cm" svg:y2="26.95cm" draw:start-shape="id2" draw:start-glue-point="3" draw:end-shape="id4" draw:end-glue-point="1" svg:d="M17600 6850h-5850v20100h-5850" svg:viewBox="0 0 11701 20101">
          <text:p text:style-name="P3">1 enthält &gt;1</text:p>
        </draw:connector>
        <draw:connector draw:style-name="gr15" draw:text-style-name="P3" draw:layer="layout" svg:x1="21.3cm" svg:y1="6.85cm" svg:x2="34.9cm" svg:y2="6.85cm" draw:start-shape="id2" draw:start-glue-point="1" draw:end-shape="id5" draw:end-glue-point="3" svg:d="M21300 6850h13600" svg:viewBox="0 0 13601 1">
          <text:p text:style-name="P3">1 enthält &gt;1</text:p>
          <text:p text:style-name="P3"/>
        </draw:connector>
        <draw:connector draw:style-name="gr16" draw:text-style-name="P5" draw:layer="layout" svg:x1="36.05cm" svg:y1="25.6cm" svg:x2="19.15cm" svg:y2="27.2cm" draw:start-shape="id6" draw:start-glue-point="2" draw:end-shape="id7" draw:end-glue-point="0" svg:d="M36050 25600v800h-16900v800" svg:viewBox="0 0 16901 1601">
          <text:p text:style-name="P4"><text:span text:style-name="T2">1 enthält &gt;1</text:span></text:p>
          <text:p text:style-name="P5"><text:span text:style-name="T2"/></text:p>
        </draw:connector>
        <draw:connector draw:style-name="gr17" draw:text-style-name="P3" draw:layer="layout" draw:type="lines" svg:x1="19.45cm" svg:y1="7.6cm" svg:x2="31.9cm" svg:y2="25.1cm" draw:start-shape="id2" draw:start-glue-point="2" draw:end-shape="id6" draw:end-glue-point="3" svg:d="M19450 7600v501l11949 16999h501" svg:viewBox="0 0 12451 17501">
          <text:p text:style-name="P3">1 enthält &gt;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8:33:44.466000000</meta:creation-date>
    <dc:date>2015-07-01T08:10:46.753000000</dc:date>
    <meta:editing-duration>PT1H12M56S</meta:editing-duration>
    <meta:editing-cycles>13</meta:editing-cycles>
    <meta:generator>LibreOffice/4.3.7.2$Windows_x86 LibreOffice_project/8a35821d8636a03b8bf4e15b48f59794652c68ba</meta:generator>
    <meta:document-statistic meta:object-count="21"/>
  </office:meta>
</office:document-meta>
</file>